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Segoe UI Symbol" svg:font-family="'Segoe UI Symbol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4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paragraph-properties fo:line-height="200%" fo:text-align="start"/>
    </style:style>
    <style:style style:name="P6" style:family="paragraph">
      <style:paragraph-properties fo:line-height="15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/>
    </style:style>
    <style:style style:name="T8" style:family="text">
      <style:text-properties style:font-name="Segoe UI Symbol" style:font-name-asian="Segoe UI Symbol" style:font-name-complex="Segoe UI Symbol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font-name="Segoe UI3" fo:font-style="italic" style:font-name-asian="Segoe UI3" style:font-style-asian="italic" style:font-name-complex="Segoe UI3" style:font-style-complex="italic"/>
    </style:style>
    <style:style style:name="T11" style:family="text">
      <style:text-properties fo:color="#000099"/>
    </style:style>
    <style:style style:name="T12" style:family="text">
      <style:text-properties style:font-name="Segoe UI3" style:font-name-asian="Segoe UI3" style:font-name-complex="Segoe UI3"/>
    </style:style>
    <style:style style:name="T13" style:family="text">
      <style:text-properties style:font-name="Segoe UI2" fo:font-style="italic" style:font-name-asian="Segoe UI3" style:font-style-asian="italic" style:font-name-complex="Segoe UI3" style:font-style-complex="italic"/>
    </style:style>
    <style:style style:name="T14" style:family="text">
      <style:text-properties style:font-name="Segoe UI2" fo:font-style="normal" style:font-name-asian="Segoe UI3" style:font-style-asian="normal" style:font-name-complex="Segoe UI3" style:font-style-complex="normal"/>
    </style:style>
    <style:style style:name="T15" style:family="text">
      <style:text-properties style:font-name="Segoe UI3" fo:font-style="normal" style:font-name-asian="Segoe UI3" style:font-style-asian="normal" style:font-name-complex="Segoe UI3" style:font-style-complex="normal"/>
    </style:style>
    <style:style style:name="T16" style:family="text">
      <style:text-properties style:text-position="33% 58%" style:font-name="Segoe UI2" fo:font-style="normal" style:font-name-asian="Segoe UI3" style:font-style-asian="normal" style:font-name-complex="Segoe UI3" style:font-style-complex="normal"/>
    </style:style>
    <style:style style:name="T17" style:family="text">
      <style:text-properties style:text-position="0% 100%" style:font-name="Segoe UI3" fo:font-style="normal" style:font-name-asian="Segoe UI3" style:font-style-asian="normal" style:font-name-complex="Segoe UI3" style:font-style-complex="normal"/>
    </style:style>
    <style:style style:name="T18" style:family="text">
      <style:text-properties style:font-name="Segoe UI Symbol" fo:font-style="normal" style:font-name-asian="Segoe UI Symbol" style:font-style-asian="normal" style:font-name-complex="Segoe UI Symbol" style:font-style-complex="normal"/>
    </style:style>
    <style:style style:name="T19" style:family="text">
      <style:text-properties style:font-name="Segoe UI4" fo:font-style="normal" style:font-name-asian="Segoe UI Symbol" style:font-style-asian="normal" style:font-name-complex="Segoe UI Symbol" style:font-style-complex="normal"/>
    </style:style>
    <style:style style:name="T20" style:family="text">
      <style:text-properties style:font-name="Segoe UI2" style:font-name-asian="Segoe UI3" style:font-name-complex="Segoe U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Einheit wird in der Physik Energie ge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Joule (J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Joule, Kalorie und "British thermal uni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zur Messung der Energie.</text:p>
            <text:p/>
            <text:p>In der Physik wird <text:span text:style-name="T1">Joule</text:span> verwen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Einheit "Kalorie"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legentlich wird "Kalorie" als Bezeichnung sowohl für eine Kalorie (cal) als auch <text:span text:style-name="T2">abkürzend</text:span><text:span text:style-name="T3"> für eine </text:span><text:span text:style-name="T4">Kilo</text:span><text:span text:style-name="T3">kalorie (Cal = kcal) verwendet.</text:span></text:p>
            <text:p><text:span text:style-name="T3"/></text:p>
            <text:p><text:span text:style-name="T3">Den Unterschied erkennt man dann einzig aus dem Kontext anhand einer Größeneinordnung oder, falls der Anwender die Konvention beachtet, anhand der Kennzeichnung "cal" oder "Cal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umgangsprachliche Bezeichnung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edeutet zum einen <text:span text:style-name="T5">Wärmeenergie</text:span>: die thermische Energie eines Systems. Diese ist als innere Energie eine <text:span text:style-name="T4">Zustandsgröße</text:span>, sie wird durch die Quantität (Masse/Stoffmenge) und den Zustand eines Systems bestimmt.</text:p>
            <text:p/>
            <text:p>Zum anderen bedeutet sie gelegentlich <text:span text:style-name="T5">Wärmeübertragung</text:span><text:span text:style-name="T6">:</text:span> eine <text:span text:style-name="T4">Prozessgröße,</text:span> analog zur Arbeit eine Energieübertragung. Sie ist von den Bedingungen abhängig, unter denen der Prozess abläuf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pezifische Brennwert (Verbrennungswärme) <text:span text:style-name="T2">H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Verhältnis der bei der Verbrennung freiwerdenden Energie <text:span text:style-name="T2">Q</text:span> zur Masse des Brennstoffs <text:span text:style-name="T2">m</text:span><text:span text:style-name="T3">:</text:span></text:p>
            <text:p><text:span text:style-name="T3"/></text:p>
            <text:p><text:span text:style-name="T3"/></text:p>
          </draw:text-box>
        </draw:frame>
        <draw:frame draw:style-name="gr2" draw:text-style-name="P1" draw:layer="layout" svg:width="3.553cm" svg:height="2.535cm" svg:x="12.223cm" svg:y="12.232cm">
          <text:p/>
          <draw:object xlink:href="../spezifischer%20Brennwer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pezifische Wärmekapazität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kalierungsfaktor, welcher festlegt, um wieviel sich die <text:span text:style-name="T2">Temperatur</text:span> eines Systems bei Zufuhr von Wärmeenergie erhöht. </text:p>
            <text:p>Es ist somit eine <text:span text:style-name="T1">Materialkonstante</text:span>.</text:p>
            <text:p/>
            <text:p/>
          </draw:text-box>
        </draw:frame>
        <draw:frame draw:style-name="gr2" draw:text-style-name="P1" draw:layer="layout" svg:width="12.254cm" svg:height="1.385cm" svg:x="7.872cm" svg:y="13.807cm">
          <text:p/>
          <draw:object xlink:href="../spezifische%20Wärmekapazitä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emperatu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Maß für die innere Energie eines Systems. Die Temperatur skaliert linear mit der inneren Energie des Systems.</text:p>
            <text:p><text:line-break/>Der Skalierungsfaktor ist die spezifische Wärmekapazität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Gasen in Bezug zur spezifischen Wärmekapazität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pielt eine Rolle ob diese bei festgehaltenem Volumen <text:span text:style-name="T2">c</text:span><text:span text:style-name="T7">V</text:span> oder festgehaltenem Druck <text:span text:style-name="T2">c</text:span><text:span text:style-name="T7">p</text:span> gemess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Kalorimetri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stimmung der spezifischen Wärmekapazität eines Stoffes über das Einstellen des thermischen Gleichgewichts durch Wärmeübertragung mit einem Stoff bekannter Wärmekapazität (meist Wasser)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Im Skript müsste bei dem Experiment in 11.6 eigentlich noch erwähnt werden, dass die Wärmekapazität des Wassers bekannt ist</text:p>
            </draw:text-box>
          </draw:frame>
        </presentation:notes>
      </draw:page>
      <draw:page draw:name="page10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ennzeichnet das thermische Gleichgewich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Temperatur: </text:p>
            <text:p>Stoffe gleicher Temperatur befinden sich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ässt die Temperatur Aussagen über die thermische Energie einer Probe zu? 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ur mit Einschränkungen:</text:p>
            <text:p>man benötigt zusätzlich die Masse sowie die spezifische Wärmekapazität der Prob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Temperatur eine extensive oder eine intensive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ist eine <text:span text:style-name="T2">intensive</text:span> Größe: sie behält u.a. ihren Wert bei, wenn man die betrachtete Probe teil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thermische Energie eine extensive oder eine intensive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ist eine <text:span text:style-name="T2">extensive</text:span> Größe: sie ändert sich bei Aufteilung einer Probe, da sie u.a. von der Masse abhängig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latente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Latente Wärme ist die bei einem Phasenübergang erster Ordnung aufgenommene oder abgegebene Energiemenge (Wärme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Phasenübergäng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stetigkeiten in den ersten oder höheren Ableitungen des thermodynamischen Potenti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<text:span text:style-name="T2">klassischen</text:span> Aggregatzustände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 text:style-name="P2"><text:span text:style-name="T5">Gasförmig</text:span>, <text:span text:style-name="T5">flüssig</text:span> und <text:span text:style-name="T5">f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ibt es Phasenübergänge zwischen allen <text:span text:style-name="T2">klassischen</text:span> Aggregatzuständ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Gasförmig <text:span text:style-name="T8">⟶ </text:span>Flüss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Kondens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Flüssig <text:span text:style-name="T8">⟶ </text:span>Gasförm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erdampfen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Fest <text:span text:style-name="T8">⟶ </text:span>Flüss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chmelz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Flüssig <text:span text:style-name="T8">⟶ Fest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rstar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Gasförmig <text:span text:style-name="T8">⟶ </text:span>Fes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esublim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Phasenübergang Fest <text:span text:style-name="T8">⟶ </text:span>Gasförmi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ublim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4" draw:layer="layout" svg:width="25.199cm" svg:height="3.506cm" svg:x="1.4cm" svg:y="0.833cm" presentation:class="title" presentation:user-transformed="true">
          <draw:text-box>
            <text:p text:style-name="P4"><text:span text:style-name="T9">Was ist ein weiterer wichtiger und besonders häufiger Aggregatszustand, welcher nicht zu den drei klassischen gezählt wir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5">Plas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 text:style-name="P4"><text:span text:style-name="T9">Wie verhält sich die Temperatur von Eis / Wasser / Wasserdampf bei Energiezufuhr oder -entnahme im Bereich des Phasenübergang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ändert sich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nd die drei Arten der Wärmeübertragung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5">Wärmeleitung</text:p>
                                                  </text:list-item>
                                                  <text:list-item>
                                                    <text:p text:style-name="P5">Konvektion</text:p>
                                                  </text:list-item>
                                                  <text:list-item>
                                                    <text:p text:style-name="P5">Wärmestrahlung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Wärmelei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unmittelbare Übertragung von Wärme zwischen benachbarten Molekülen durch direkten Kontakt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Konvek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Transport von Wärme durch die Materie / die Moleküle eines strömenden Fluid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Flußrichtung von Wär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Immer</text:span> von hoher zu niedriger Temperatur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thermische Leitfähigkeit <text:span text:style-name="T10">λ</text:span> eines Materials?</text:p>
          </draw:text-box>
        </draw:frame>
        <draw:frame presentation:style-name="pr2" draw:layer="layout" svg:width="25.199cm" svg:height="12.18cm" svg:x="1.4cm" svg:y="4.914cm" presentation:class="subtitle">
          <draw:text-box>
            <text:p text:style-name="P6">Die <text:span text:style-name="T11">Proportionalitätskonstante</text:span> des Wärmeflusses pro Zeit <text:tab/><text:tab/> in Abhängigkeit zur Fläche <text:span text:style-name="T2">A</text:span>, der Temperaturdifferenz <text:span text:style-name="T12">Δ</text:span><text:span text:style-name="T13">T</text:span> und Weglänge <text:span text:style-name="T2">d</text:span>:</text:p>
            <text:p/>
            <text:p/>
          </draw:text-box>
        </draw:frame>
        <draw:frame draw:style-name="gr2" draw:text-style-name="P1" draw:layer="layout" svg:width="1.958cm" svg:height="2.535cm" svg:x="23.42cm" svg:y="6.932cm">
          <text:p/>
          <draw:object xlink:href="../Wärmefluss%20pro%20Zeit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6.841cm" svg:height="2.535cm" svg:x="10.579cm" svg:y="14.232cm">
          <text:p/>
          <draw:object xlink:href="../thermische%20Leitfähigkei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Gesetz beschreibt die Wärmestrahl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tefan-Boltzmann-Gesetz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tefan-Boltzmann-Gesetz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Leistung <text:span text:style-name="T2">P</text:span> , mit der ein Objekt strahlt, ist proportional zur Gesamtoberfläche <text:span text:style-name="T2">A</text:span> und zur vierten Potenz</text:p>
            <text:p>der Temperatur <text:span text:style-name="T2">T</text:span><text:span text:style-name="T3"> :</text:span></text:p>
            <text:p><text:span text:style-name="T3"/></text:p>
            <text:p><text:span text:style-name="T3"/></text:p>
            <text:p><text:span text:style-name="T3"/></text:p>
            <text:p><text:span text:style-name="T3">mit der Stefan-Boltzmann-Konstante </text:span><text:span text:style-name="T10">σ</text:span><text:span text:style-name="T14"> = 5,67 </text:span><text:span text:style-name="T15">· </text:span><text:span text:style-name="T14">10</text:span><text:span text:style-name="T16">-8</text:span><text:span text:style-name="T17"> </text:span><text:span text:style-name="T14">W</text:span><text:span text:style-name="T15"> </text:span><text:span text:style-name="T14">/</text:span><text:span text:style-name="T15"> </text:span><text:span text:style-name="T14">(m</text:span><text:span text:style-name="T16">2</text:span><text:span text:style-name="T17"> </text:span><text:span text:style-name="T14">K</text:span><text:span text:style-name="T16">4</text:span><text:span text:style-name="T14">)</text:span></text:p>
            <text:p><text:span text:style-name="T14">und dem Emissionsgrad </text:span><text:span text:style-name="T10">ε</text:span><text:span text:style-name="T14"> </text:span><text:span text:style-name="T18">∈</text:span><text:span text:style-name="T19"> [0 , 1] : eine Materialkonstante</text:span></text:p>
          </draw:text-box>
        </draw:frame>
        <draw:frame draw:style-name="gr2" draw:text-style-name="P1" draw:layer="layout" svg:width="5.575cm" svg:height="1.338cm" svg:x="11.212cm" svg:y="10.83cm">
          <text:p/>
          <draw:object xlink:href="../Stefan-Boltzmann-Gesetz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Strahler mit dem Emissionsgrad <text:span text:style-name="T10">ε</text:span><text:span text:style-name="T12"> </text:span><text:span text:style-name="T20">= 1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perfekter Strahler (und somit gleichzeitig perfekter Absorber) wird "<text:span text:style-name="T5">schwarzer Körper</text:span>" genannt.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die Nettoabstrahlungsleistung eines Körpers <text:span text:style-name="T2">K</text:span> in einer Umgebung <text:span text:style-name="T2">U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ildet die Differenz der vom Körper an die Umgebung abgestrahlten und der vom Körper von der Umgebung aufgenommenen Strahlungsleistung:</text:p>
          </draw:text-box>
        </draw:frame>
        <draw:frame draw:style-name="gr2" draw:text-style-name="P1" draw:layer="layout" svg:width="10.401cm" svg:height="1.601cm" svg:x="8.799cm" svg:y="13.699cm">
          <text:p/>
          <draw:object xlink:href="../Netto-Abstrahlungsleist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Segoe UI Symbol" svg:font-family="'Segoe UI Symbol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4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2M15S</meta:editing-duration>
    <meta:editing-cycles>12</meta:editing-cycles>
    <meta:generator>LibreOffice/4.3.4.1$Windows_x86 LibreOffice_project/bc356b2f991740509f321d70e4512a6a54c5f243</meta:generator>
    <dc:date>2015-04-07T16:12:38.314000000</dc:date>
    <meta:document-statistic meta:object-count="163"/>
  </office:meta>
</office:document-meta>
</file>